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6c158" officeooo:paragraph-rsid="0006c158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6c158" officeooo:paragraph-rsid="0006c158" style:font-weight-asian="normal" style:font-weight-complex="normal"/>
    </style:style>
    <style:style style:name="P4" style:family="paragraph" style:parent-style-name="Standard">
      <style:text-properties fo:font-weight="normal" officeooo:rsid="0008012c" officeooo:paragraph-rsid="0008012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style="italic" fo:font-weight="normal" officeooo:rsid="0018adb1" officeooo:paragraph-rsid="00063de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2pt" fo:font-style="italic" officeooo:rsid="0018adb1" officeooo:paragraph-rsid="00063dee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8685c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09c9bc"/>
    </style:style>
    <style:style style:name="T8" style:family="text">
      <style:text-properties officeooo:rsid="000b464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TP6: File Systems</text:p>
      <text:p text:style-name="P8">Alumno: Juan Cruz Mateos</text:p>
      <text:p text:style-name="P7">Mat. 15134</text:p>
      <text:p text:style-name="P7"/>
      <text:p text:style-name="P6"><text:tab/>El TP se puede realizar individualmente o en grupo de 2 o 3 alumnos. Deben entregarlo todos, indicando los integrantes del grupo.</text:p>
      <text:p text:style-name="P1"/>
      <text:p text:style-name="P1"/>
      <text:p text:style-name="P1">1) Desarrollar un sistema de archivo a partir de un archivo XML.</text:p>
      <text:p text:style-name="P1"/>
      <text:p text:style-name="P1"><text:tab/>(Si no conocen XML pueden esperar a la siguiente teoría que se ve el tema)</text:p>
      <text:p text:style-name="P1"/>
      <text:p text:style-name="P1">2) Desarrollar un programa que permita extraer un jpeg de un disco sin necesidad de leer el file-system.</text:p>
      <text:p text:style-name="P1"/>
      <text:p text:style-name="P1"/>
      <text:p text:style-name="P2">Integrantes del grupo:</text:p>
      <text:list xml:id="list1163918164" text:style-name="L1">
        <text:list-item>
          <text:p text:style-name="P3">Noelia Echeverría</text:p>
        </text:list-item>
        <text:list-item>
          <text:p text:style-name="P3">Maria Camila Ezama</text:p>
        </text:list-item>
        <text:list-item>
          <text:p text:style-name="P3">Juan Cruz Mateos</text:p>
        </text:list-item>
        <text:list-item>
          <text:p text:style-name="P3"/>
        </text:list-item>
      </text:list>
      <text:p text:style-name="P4">Los ejercicios fueron resu<text:span text:style-name="T8">e</text:span>ltos en <text:span text:style-name="T7">los</text:span> archivo<text:span text:style-name="T7">s</text:span> <text:span text:style-name="T2">file-system.py </text:span><text:span text:style-name="T3">y filesistem.x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voregular" svg:font-family="arvoregula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9:39:41.856604474</meta:creation-date>
    <meta:generator>LibreOffice/7.2.2.2$Linux_X86_64 LibreOffice_project/20$Build-2</meta:generator>
    <dc:date>2021-11-30T19:44:28.683569326</dc:date>
    <meta:editing-duration>PT4M43S</meta:editing-duration>
    <meta:editing-cycles>11</meta:editing-cycles>
    <meta:document-statistic meta:table-count="0" meta:image-count="0" meta:object-count="0" meta:page-count="1" meta:paragraph-count="13" meta:word-count="101" meta:character-count="581" meta:non-whitespace-character-count="493"/>
  </office:meta>
</office:document-meta>
</file>